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79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1.255cm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letter-spacing="0.06cm" fo:text-shadow="1pt 1pt" style:font-size-asian="22pt" style:font-size-complex="22pt"/>
    </style:style>
    <style:style style:name="T3" style:family="text">
      <style:text-properties fo:font-size="14pt" fo:text-shadow="1pt 1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letter-spacing="0.06cm" style:font-size-asian="22pt" style:font-size-complex="22pt"/>
    </style:style>
    <style:style style:name="T6" style:family="text">
      <style:text-properties fo:font-size="12pt" fo:letter-spacing="normal" style:font-size-asian="12pt" style:font-size-complex="12pt"/>
    </style:style>
    <style:style style:name="T7" style:family="text">
      <style:text-properties fo:font-size="14pt" fo:letter-spacing="normal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letter-spacing="0.06cm" style:font-size-asian="18pt" style:font-size-complex="18pt"/>
    </style:style>
    <style:style style:name="T10" style:family="text">
      <style:text-properties fo:font-size="11pt" fo:letter-spacing="0.06cm" style:font-size-asian="11pt" style:font-size-complex="11pt"/>
    </style:style>
    <style:style style:name="T11" style:family="text">
      <style:text-properties fo:font-size="16pt"/>
    </style:style>
    <style:style style:name="T12" style:family="text">
      <style:text-properties fo:font-size="18pt" fo:letter-spacing="0.06cm" fo:text-shadow="1pt 1pt" style:font-size-asian="18pt" style:font-size-complex="18pt"/>
    </style:style>
    <style:style style:name="T13" style:family="text">
      <style:text-properties fo:font-size="11pt" fo:letter-spacing="0.06cm" fo:text-shadow="1pt 1pt" style:font-size-asian="11pt" style:font-size-complex="11pt"/>
    </style:style>
    <style:style style:name="T14" style:family="text">
      <style:text-properties fo:font-size="11pt" fo:letter-spacing="0.06cm" fo:text-shadow="none" style:font-size-asian="11pt" style:font-size-complex="11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tin Modern Math1" fo:font-size="16pt" style:font-name-asian="Latin Modern Math1" style:font-name-complex="Latin Modern Math1"/>
    </style:style>
    <style:style style:name="T17" style:family="text">
      <style:text-properties style:text-position="33% 58%" style:font-name="Latin Modern Math1" fo:font-size="16pt" style:font-name-asian="Latin Modern Math1" style:font-name-complex="Latin Modern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g>
            <draw:g>
              <draw:custom-shape draw:style-name="gr1" draw:text-style-name="P1" draw:layer="layout" svg:width="2.424cm" svg:height="5.096cm" draw:transform="rotate (1.0471975511966) translate (4.195cm 2.1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4.45936929430163cm 2.910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4.93cm 0.6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49) rotate (0.461290521302101) translate (5.2965409469075cm 0.39720247878013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4.372cm" svg:y1="1.789cm" svg:x2="8.309cm" svg:y2="5.472cm">
            <text:p/>
          </draw:line>
        </draw:g>
        <draw:g>
          <draw:custom-shape draw:style-name="gr6" draw:text-style-name="P1" draw:layer="layout" svg:width="5.461cm" svg:height="5.207cm" svg:x="3.794cm" svg:y="0.74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429cm" svg:height="1.778cm" svg:x="5.699cm" svg:y="1cm">
            <draw:text-box>
              <text:p><text:span text:style-name="T1">Liquid</text:span></text:p>
            </draw:text-box>
          </draw:frame>
          <draw:frame draw:style-name="gr7" draw:text-style-name="P3" draw:layer="layout" svg:width="3.429cm" svg:height="1.778cm" svg:x="7.223cm" svg:y="3.032cm">
            <draw:text-box>
              <text:p><text:span text:style-name="T1">Solid</text:span></text:p>
            </draw:text-box>
          </draw:frame>
          <draw:line draw:style-name="gr8" draw:text-style-name="P2" draw:layer="layout" svg:x1="5.445cm" svg:y1="2.778cm" svg:x2="5.445cm" svg:y2="6.334cm">
            <text:p/>
          </draw:line>
          <draw:line draw:style-name="gr8" draw:text-style-name="P2" draw:layer="layout" svg:x1="6.969cm" svg:y1="4.175cm" svg:x2="6.969cm" svg:y2="6.334cm">
            <text:p/>
          </draw:line>
          <draw:line draw:style-name="gr8" draw:text-style-name="P2" draw:layer="layout" svg:x1="5.445cm" svg:y1="2.778cm" svg:x2="3.413cm" svg:y2="2.778cm">
            <text:p/>
          </draw:line>
          <draw:line draw:style-name="gr8" draw:text-style-name="P2" draw:layer="layout" svg:x1="6.969cm" svg:y1="4.175cm" svg:x2="3.413cm" svg:y2="4.175cm">
            <text:p/>
          </draw:line>
          <draw:frame draw:style-name="gr9" draw:text-style-name="P5" draw:layer="layout" svg:width="3.429cm" svg:height="3.048cm" svg:x="0.238cm" svg:y="2.143cm">
            <draw:text-box>
              <text:p text:style-name="P4"><text:span text:style-name="T2"><text:s text:c="3"/></text:span><text:span text:style-name="T2">f</text:span><text:span text:style-name="T3">s</text:span><text:span text:style-name="T1">olid</text:span></text:p>
              <text:p text:style-name="P4"><text:span text:style-name="T4"/></text:p>
              <text:p text:style-name="P4"><text:span text:style-name="T5"><text:s text:c="4"/></text:span><text:span text:style-name="T5">f</text:span><text:span text:style-name="T6">L</text:span><text:span text:style-name="T7">i</text:span><text:span text:style-name="T1">quid</text:span></text:p>
            </draw:text-box>
          </draw:frame>
          <draw:g>
            <draw:frame draw:style-name="gr7" draw:text-style-name="P3" draw:layer="layout" svg:width="3.429cm" svg:height="1.778cm" svg:x="4.937cm" svg:y="6.461cm">
              <draw:text-box>
                <text:p><text:span text:style-name="T1"><text:s/></text:span><text:span text:style-name="T8">1</text:span><text:span text:style-name="T1"> <text:s text:c="8"/></text:span><text:span text:style-name="T8">1</text:span></text:p>
                <text:p><text:span text:style-name="T9">n</text:span><text:span text:style-name="T10">S</text:span><text:span text:style-name="T1"> <text:s text:c="6"/></text:span><text:span text:style-name="T9">n</text:span><text:span text:style-name="T10">L</text:span></text:p>
              </draw:text-box>
            </draw:frame>
            <draw:line draw:style-name="gr8" draw:text-style-name="P2" draw:layer="layout" svg:x1="5.064cm" svg:y1="7.35cm" svg:x2="5.826cm" svg:y2="7.35cm">
              <text:p/>
            </draw:line>
            <draw:line draw:style-name="gr8" draw:text-style-name="P2" draw:layer="layout" svg:x1="6.715cm" svg:y1="7.35cm" svg:x2="7.477cm" svg:y2="7.35cm">
              <text:p/>
            </draw:line>
          </draw:g>
          <draw:frame draw:style-name="gr10" draw:text-style-name="P6" draw:layer="layout" svg:width="5.588cm" svg:height="1.016cm" svg:x="3.794cm" svg:y="8.239cm">
            <draw:text-box>
              <text:p text:style-name="P4"><text:span text:style-name="T11">Inverse Density</text:span></text:p>
            </draw:text-box>
          </draw:frame>
          <draw:frame draw:style-name="gr10" draw:text-style-name="P6" draw:layer="layout" svg:width="5.588cm" svg:height="1.016cm" draw:transform="rotate (1.5707963267949) translate (0.238cm 6.334cm)">
            <draw:text-box>
              <text:p text:style-name="P4"><text:span text:style-name="T11">Free energy/atom</text:span></text:p>
            </draw:text-box>
          </draw:frame>
          <draw:custom-shape draw:style-name="gr11" draw:text-style-name="P7" draw:layer="layout" svg:width="0.381cm" svg:height="0.635cm" svg:x="8.112cm" svg:y="4.45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2" draw:text-style-name="P5" draw:layer="layout" svg:width="3.429cm" svg:height="1.651cm" svg:x="-1.921cm" svg:y="17.51cm">
            <draw:text-box>
              <text:p text:style-name="P4"><text:span text:style-name="T2"><text:s text:c="3"/></text:span><text:span text:style-name="T12">p</text:span><text:span text:style-name="T13">phase <text:s text:c="2"/></text:span><text:span text:style-name="T14">Transition</text:span></text:p>
            </draw:text-box>
          </draw:frame>
          <draw:frame draw:style-name="gr7" draw:text-style-name="P3" draw:layer="layout" svg:width="3.429cm" svg:height="1.778cm" svg:x="3.032cm" svg:y="21.066cm">
            <draw:text-box>
              <text:p><text:span text:style-name="T8"><text:s/></text:span><text:span text:style-name="T8">1</text:span><text:span text:style-name="T1"> <text:s text:c="5"/></text:span><text:span text:style-name="T8">1</text:span></text:p>
              <text:p><text:span text:style-name="T9">n</text:span><text:span text:style-name="T10">S</text:span><text:span text:style-name="T1"> <text:s text:c="3"/></text:span><text:span text:style-name="T9">n</text:span><text:span text:style-name="T10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10" draw:text-style-name="P6" draw:layer="layout" svg:width="5.588cm" svg:height="1.016cm" svg:x="1.635cm" svg:y="22.844cm">
            <draw:text-box>
              <text:p text:style-name="P4"><text:span text:style-name="T11">Inverse Density</text:span></text:p>
            </draw:text-box>
          </draw:frame>
          <draw:frame draw:style-name="gr13" draw:text-style-name="P6" draw:layer="layout" svg:width="7.747cm" svg:height="1.505cm" draw:transform="rotate (1.5707963267949) translate (-2.683cm 23.352cm)">
            <draw:text-box>
              <text:p text:style-name="P4"><text:span text:style-name="T15">Reduced Pressure = </text:span><text:span text:style-name="T16">P𝝈</text:span><text:span text:style-name="T17">3</text:span><text:span text:style-name="T16">/𝝐</text:span></text:p>
            </draw:text-box>
          </draw:frame>
          <draw:custom-shape draw:style-name="gr14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5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6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3" draw:layer="layout" svg:width="3.429cm" svg:height="1.778cm" svg:x="1.762cm" svg:y="16.875cm">
            <draw:text-box>
              <text:p><text:span text:style-name="T1">Solid</text:span></text:p>
            </draw:text-box>
          </draw:frame>
          <draw:frame draw:style-name="gr12" draw:text-style-name="P3" draw:layer="layout" svg:width="3.429cm" svg:height="1.651cm" svg:x="4.175cm" svg:y="15.859cm">
            <draw:text-box>
              <text:p><text:span text:style-name="T1">Liqui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3T17:51:47.695089741</dc:date>
    <meta:editing-duration>PT1H35M5S</meta:editing-duration>
    <meta:editing-cycles>36</meta:editing-cycles>
    <meta:generator>LibreOffice/6.1.5.2$Linux_X86_64 LibreOffice_project/10$Build-2</meta:generator>
    <meta:document-statistic meta:object-count="56"/>
  </office:meta>
</office:document-meta>
</file>